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YearMonthDV.getXMLGregorianCalendar( DateTimeData d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YearMonthDV.dateToString( DateTimeData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YearMonthDV.getActualValue( String content , Validat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YearMonthDV.parse( String 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